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11.2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ervice handl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Char handl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Example valu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 i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ennheis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Evolution Wireless Digital E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rial number</text:p>
          </table:table-cell>
          <table:table-cell office:value-type="float" office:value="5311003941" calcext:value-type="float">
            <text:p>53110039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ardware revision</text:p>
          </table:table-cell>
          <table:table-cell office:value-type="string" calcext:value-type="string">
            <text:p>EWD-SER-0590023_0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irmware revision</text:p>
          </table:table-cell>
          <table:table-cell office:value-type="string" calcext:value-type="string">
            <text:p>1.6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ftware revision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ystem ID</text:p>
          </table:table-cell>
          <table:table-cell office:value-type="string" calcext:value-type="string">
            <text:p>b'\x00\x00\x00\x00\x00\x00\x00\x00'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N/A – write onl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 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irst nibble is device mute (1/0); second nibble is link on/off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N/A – write only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/A – write only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Tuning range</text:p>
          </table:table-cell>
          <table:table-cell office:value-type="string" calcext:value-type="string">
            <text:p>S1-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'\x80a+%'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</table:table-row>
      </table:table>
      <table:table table:name="Advertisements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yte offset</text:p>
          </table:table-cell>
          <table:table-cell office:value-type="string" calcext:value-type="string">
            <text:p>Length / B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 0x02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 0x03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 bitmask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 percenta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 runtime in minu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5:40:00.725431551</meta:creation-date>
    <dc:date>2023-08-06T16:23:16.221772239</dc:date>
    <meta:editing-duration>P4DT5H38M44S</meta:editing-duration>
    <meta:editing-cycles>2</meta:editing-cycles>
    <meta:generator>LibreOffice/7.3.7.2$Linux_X86_64 LibreOffice_project/30$Build-2</meta:generator>
    <meta:document-statistic meta:table-count="2" meta:cell-count="117" meta:object-count="0"/>
  </office:meta>
</office:document-meta>
</file>